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700000249FB09481F9E2AF9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1.852cm" svg:x="1.038cm" svg:y="4.578cm">
          <draw:image xlink:href="Pictures/100000000000055700000249FB09481F9E2AF98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4T13:45:14.989630021</dc:date>
    <meta:editing-duration>PT1M29S</meta:editing-duration>
    <meta:editing-cycles>1</meta:editing-cycles>
    <meta:document-statistic meta:object-count="1"/>
    <meta:generator>LibreOffice/7.4.7.2$Linux_X86_64 LibreOffice_project/40$Build-2</meta:generator>
  </office:meta>
</office:document-meta>
</file>